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NCISO RAFAEL SONIA BEATRI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1229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770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NCISO RAFAEL SONIA BEATRI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1229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0770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400</text:p>
          </table:table-cell>
          <table:table-cell table:style-name="Tableau1.D2" office:value-type="string">
            <text:p text:style-name="P8">3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5888478</text:p>
          </table:table-cell>
          <table:table-cell table:style-name="Tabla2.D3" office:value-type="string">
            <text:p text:style-name="P23">3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05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